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57.13mm"/>
    </style:style>
    <style:style style:name="co2" style:family="table-column">
      <style:table-column-properties fo:break-before="auto" style:column-width="150.32mm"/>
    </style:style>
    <style:style style:name="co3" style:family="table-column">
      <style:table-column-properties fo:break-before="auto" style:column-width="172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bd0d2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UX / IMPROVEMENTS / FEATURE/ PRIORITY</text:p>
          </table:table-cell>
          <table:table-cell table:style-name="ce1" office:value-type="string" calcext:value-type="string">
            <text:p>UPCOMING FEATUR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ected items list should come only after clicking apply filter</text:p>
          </table:table-cell>
          <table:table-cell office:value-type="string" calcext:value-type="string">
            <text:p>add sorting bottom tab 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offline try to reconnect notification</text:p>
          </table:table-cell>
          <table:table-cell office:value-type="string" calcext:value-type="string">
            <text:p>Select item should also info about the news in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s api link back.</text:p>
          </table:table-cell>
          <table:table-cell office:value-type="string" calcext:value-type="string">
            <text:p>Complete UI look and feel change eg: font, color, theme, loader im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ova back key handle. show pop like do you reall wanna exit.</text:p>
          </table:table-cell>
          <table:table-cell office:value-type="string" calcext:value-type="string">
            <text:p>Change the icon and splash screen to new design named "News Street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le css animation behind each news</text:p>
          </table:table-cell>
          <table:table-cell office:value-type="string" calcext:value-type="string">
            <text:p>scroll to 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of stories (news card) left whilte scrol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 cordova native Share Men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ve news link to read l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 in every 6 hours settings p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 page with recent search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ings p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ght m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ge layout .. cards and carous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ed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ed news in sideb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fo icon next to each news icon tapping on which shows the info about the news item on notifcation pop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rder around the category which has atleast one selected item</text:p>
          </table:table-cell>
          <table:table-cell table:number-columns-repeated="1022"/>
        </table:table-row>
      </table:table>
      <table:table table:name="IDEAS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ave bandwidth -- disable all images in <text:s/>as toggle switch in settings</text:p>
          </table:table-cell>
        </table:table-row>
      </table:table>
      <table:table table:name="COMPLETED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2" office:value-type="string" calcext:value-type="string">
            <text:p>COMPLETE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dd vu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when image lazy loades fade in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read more in new web 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os for network data fetch instead of native fetch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00:44:54.914960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20:10.109544129</meta:creation-date>
    <dc:date>2017-11-24T00:54:43.819016198</dc:date>
    <meta:editing-duration>PT5H57M32S</meta:editing-duration>
    <meta:editing-cycles>30</meta:editing-cycles>
    <meta:generator>LibreOffice/5.3.1.2$Linux_X86_64 LibreOffice_project/30m0$Build-2</meta:generator>
    <meta:document-statistic meta:table-count="3" meta:cell-count="30" meta:object-count="0"/>
  </office:meta>
</office:document-meta>
</file>